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3"/>
    <style:style style:name="P3" style:family="paragraph" style:parent-style-name="List_20_Paragraph" style:list-style-name="WWNum6"/>
    <style:style style:name="P4" style:family="paragraph" style:parent-style-name="List_20_Paragraph" style:list-style-name="WWNum7"/>
    <style:style style:name="P5" style:family="paragraph" style:parent-style-name="List_20_Paragraph" style:list-style-name="WWNum8"/>
    <style:style style:name="P6" style:family="paragraph" style:parent-style-name="List_20_Paragraph" style:list-style-name="WWNum9"/>
    <style:style style:name="P7" style:family="paragraph" style:parent-style-name="List_20_Paragraph" style:list-style-name="WWNum10"/>
    <style:style style:name="P8" style:family="paragraph" style:parent-style-name="List_20_Paragraph" style:list-style-name="WWNum11"/>
    <style:style style:name="P9" style:family="paragraph" style:parent-style-name="List_20_Paragraph" style:list-style-name="WWNum12"/>
    <style:style style:name="P10" style:family="paragraph" style:parent-style-name="List_20_Paragraph" style:list-style-name="WWNum13"/>
    <style:style style:name="P11" style:family="paragraph" style:parent-style-name="List_20_Paragraph" style:list-style-name="WWNum14"/>
    <style:style style:name="P12" style:family="paragraph" style:parent-style-name="List_20_Paragraph" style:list-style-name="WWNum15"/>
    <style:style style:name="P13" style:family="paragraph" style:parent-style-name="List_20_Paragraph" style:list-style-name="WWNum4">
      <style:paragraph-properties fo:margin-top="0cm" fo:margin-bottom="0cm" loext:contextual-spacing="true"/>
    </style:style>
    <style:style style:name="P14" style:family="paragraph" style:parent-style-name="List_20_Paragraph" style:list-style-name="WWNum5">
      <style:paragraph-properties fo:margin-top="0cm" fo:margin-bottom="0cm" loext:contextual-spacing="true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style:use-window-font-color="true" fo:font-size="12pt" style:text-underline-style="none" style:font-size-asian="12pt" style:font-size-complex="12pt"/>
    </style:style>
    <style:style style:name="T5" style:family="text">
      <style:text-properties fo:color="#000000" fo:font-size="12pt" style:font-size-asian="12pt" style:font-size-complex="12pt" style:font-weight-complex="bold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0070c0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Lappi kirjerááju njuolgâdusah</text:span></text:p>
      <text:p text:style-name="Standard"><text:span text:style-name="T2">Kirjerááju lii uáivildum puohháid.</text:span></text:p>
      <text:p text:style-name="Standard"><text:span text:style-name="T2">Ton palvâlusah láá mávsuttemeh.</text:span></text:p>
      <text:p text:style-name="Standard"><text:span text:style-name="T2">Kirjeráájust tun puávtáh ovdâmerkkân</text:span></text:p>
      <text:list xml:id="list1490624093" text:style-name="WWNum2">
        <text:list-item>
          <text:p text:style-name="P1"><text:span text:style-name="T2">luoihâttiđ kiirjijd, loostâid já eres amnâstuvâid</text:span></text:p>
        </text:list-item>
        <text:list-item>
          <text:p text:style-name="P1"><text:span text:style-name="T2">kevttiđ amnâstuv mii lii viermist</text:span></text:p>
        </text:list-item>
        <text:list-item>
          <text:p text:style-name="P1"><text:span text:style-name="T2">finniđ iše tiäđu ucâmân</text:span></text:p>
        </text:list-item>
        <text:list-item>
          <text:p text:style-name="P1"><text:span text:style-name="T2">kevttiđ kirjerááju tiätumašinijd.</text:span></text:p>
        </text:list-item>
      </text:list>
      <text:p text:style-name="Standard"><text:span text:style-name="T2">Laapi kirjerááju kuleh čuávuvááh kirjeráájuh:</text:span></text:p>
      <text:list xml:id="list2164992909" text:style-name="WWNum3">
        <text:list-item>
          <text:p text:style-name="P2"><text:span text:style-name="T2">Iänudâh</text:span></text:p>
        </text:list-item>
        <text:list-item>
          <text:p text:style-name="P2"><text:span text:style-name="T2">Aanaar</text:span></text:p>
        </text:list-item>
        <text:list-item>
          <text:p text:style-name="P2"><text:span text:style-name="T2">Kiemâjävri</text:span></text:p>
        </text:list-item>
        <text:list-item>
          <text:p text:style-name="P2"><text:span text:style-name="T2">Kiemâ</text:span></text:p>
        </text:list-item>
        <text:list-item>
          <text:p text:style-name="P2"><text:span text:style-name="T2">Kiemâeennâm</text:span></text:p>
        </text:list-item>
        <text:list-item>
          <text:p text:style-name="P2"><text:span text:style-name="T2">Kittâl</text:span></text:p>
        </text:list-item>
        <text:list-item>
          <text:p text:style-name="P2"><text:span text:style-name="T2">Kolari</text:span></text:p>
        </text:list-item>
        <text:list-item>
          <text:p text:style-name="P2"><text:span text:style-name="T2">Muonio</text:span></text:p>
        </text:list-item>
        <text:list-item>
          <text:p text:style-name="P2"><text:span text:style-name="T2">Posio</text:span></text:p>
        </text:list-item>
        <text:list-item>
          <text:p text:style-name="P2"><text:span text:style-name="T2">Ranua</text:span></text:p>
        </text:list-item>
        <text:list-item>
          <text:p text:style-name="P2"><text:span text:style-name="T2">Ruávinjargâ</text:span></text:p>
        </text:list-item>
        <text:list-item>
          <text:p text:style-name="P2"><text:soft-page-break/><text:span text:style-name="T2">Salla</text:span></text:p>
        </text:list-item>
        <text:list-item>
          <text:p text:style-name="P2"><text:span text:style-name="T2">Simo</text:span></text:p>
        </text:list-item>
        <text:list-item>
          <text:p text:style-name="P2"><text:span text:style-name="T2">Sompio (Suáđigil, Pelkosenniemi já Savukoski)</text:span></text:p>
        </text:list-item>
        <text:list-item>
          <text:p text:style-name="P2"><text:span text:style-name="T2">Tervola</text:span></text:p>
        </text:list-item>
        <text:list-item>
          <text:p text:style-name="P2"><text:span text:style-name="T2">Tuárnus</text:span></text:p>
        </text:list-item>
        <text:list-item>
          <text:p text:style-name="P2"><text:span text:style-name="T2">Tuárnusleehi (Pajetuárnus já Pello)</text:span></text:p>
        </text:list-item>
        <text:list-item>
          <text:p text:style-name="P2"><text:span text:style-name="T2">Pedar Jalvi (Ucjuuhâ)</text:span></text:p>
        </text:list-item>
        <text:list-item>
          <text:p text:style-name="P2"><text:span text:style-name="T2">ton lasseen museoi já škoovlâi kirjeráájuh</text:span></text:p>
        </text:list-item>
      </text:list>
      <text:p text:style-name="Standard"><text:span text:style-name="T2">Laapi viermikirjerááju lii čujottâsâst <text:line-break/></text:span><text:a xlink:type="simple" xlink:href="https://lapinkirjasto.finna.fi/" text:style-name="Internet_20_link" text:visited-style-name="Visited_20_Internet_20_Link"><text:span text:style-name="T2">lapinkirjasto.finna.fi</text:span></text:a><text:span text:style-name="Internet_20_link"><text:span text:style-name="T4">.</text:span></text:span><text:span text:style-name="T2"><text:line-break/>Tobbeen tun kaavnah puoh kirjeráájui amnâstuvah <text:line-break/>sehe e-amnâstuvah.<text:line-break/>E-amnâstuvah láá ovdâmerkkân<text:line-break/>šleđgâhámásiih kirjeh já nettiloostah.<text:line-break/></text:span></text:p>
      <text:p text:style-name="Standard"/>
      <text:p text:style-name="Standard"/>
      <text:p text:style-name="Standard"><text:span text:style-name="T2">Taah njuolgâdusah kyeskih <text:line-break/>puoh Laapi kirjerááju kevtteid.<text:line-break/>Njuolgâdusah muštâleh čuávuváin aašijn:</text:span></text:p>
      <text:list xml:id="list2680012797" text:style-name="WWNum4">
        <text:list-item>
          <text:p text:style-name="P13"><text:span text:style-name="T2">Kirjerájukorttâ já vaastâ</text:span></text:p>
        </text:list-item>
        <text:list-item>
          <text:p text:style-name="P13"><text:span text:style-name="T2">Luoihâttem</text:span></text:p>
        </text:list-item>
      </text:list>
      <text:list xml:id="list1120945476" text:style-name="WWNum5">
        <text:list-item>
          <text:p text:style-name="P14"><text:span text:style-name="T2">Macâttem</text:span></text:p>
        </text:list-item>
        <text:list-item>
          <text:p text:style-name="P14"><text:span text:style-name="T2">Väridem</text:span></text:p>
        </text:list-item>
        <text:list-item>
          <text:p text:style-name="P14"><text:span text:style-name="T2">Máávsuh</text:span></text:p>
        </text:list-item>
        <text:list-item>
          <text:p text:style-name="P14"><text:span text:style-name="T2">Amnâstuv sajanmäksim</text:span></text:p>
        </text:list-item>
        <text:list-item>
          <text:p text:style-name="P14"><text:span text:style-name="T2">Jiešráđálâš kevttim</text:span></text:p>
        </text:list-item>
        <text:list-item>
          <text:p text:style-name="P14"><text:span text:style-name="T2">Luoihâttemvuoigâdvuođâ monâttem</text:span></text:p>
        </text:list-item>
        <text:list-item>
          <text:p text:style-name="P14"><text:span text:style-name="T2">Kevttimvuoigâdvuođâ monâttem</text:span></text:p>
        </text:list-item>
        <text:list-item>
          <text:p text:style-name="P14"><text:soft-page-break/><text:span text:style-name="T2">Tiätusyeji</text:span></text:p>
        </text:list-item>
      </text:list>
      <text:p text:style-name="P15"/>
      <text:p text:style-name="Standard"><text:span text:style-name="T3">Kirjerájukorttâ já vaastâ</text:span></text:p>
      <text:list xml:id="list272836401" text:style-name="WWNum6">
        <text:list-item>
          <text:p text:style-name="P3"><text:span text:style-name="T2">Tust puáhtá leđe tuše ohtâ kirjerájukorttâ.<text:line-break/>Vuossâmuš kirjerájukorttâ lii nuuvtá.</text:span></text:p>
        </text:list-item>
        <text:list-item>
          <text:p text:style-name="P3"><text:span text:style-name="T2">Ko tun uusah koortâ, <text:line-break/>vääldi fáárun persovntuođâštus.<text:line-break/>Tun puávtáh uuccâđ koortâ,<text:line-break/>jis aasah mottoom Tave-enâmist.</text:span></text:p>
        </text:list-item>
        <text:list-item>
          <text:p text:style-name="P3"><text:span text:style-name="T2">Jis tun lah vuálá 15-ihásâš <text:line-break/>tâi tunjin lii meridum aitârdeijee,<text:line-break/>tun tarbâšah tähideijee.<text:line-break/>Tähideijee ana huolâ, et tun kiävtáh koortâ olmânáál.</text:span></text:p>
        </text:list-item>
        <text:list-item>
          <text:p text:style-name="P3"><text:bookmark text:name="_GoBack"/><text:span text:style-name="T5">Kirjasto tarkastaa kirjastokortin <text:line-break/>omistajan henkilötiedot 3 vuoden välein.<text:line-break/>Tarkastusta varten sinulla<text:line-break/>pitää olla mukana henkilöllisyystodistus.</text:span></text:p>
        </text:list-item>
        <text:list-item>
          <text:p text:style-name="P3"><text:span text:style-name="T2">Koulu tai muu yhteisö voi saada yhteisökortin,<text:line-break/>joka on voimassa vuoden kerrallaan.<text:line-break/>Yhteisökortilla täytyy olla yhteyshenkilö.<text:line-break/>Hän vastaa siitä, että korttia käytetään oikein.<text:line-break/>Yhteisökortilla ei voi lainata elokuvia,<text:line-break/>jotka on tarkoitettu kotikäyttöön.</text:span></text:p>
        </text:list-item>
        <text:list-item>
          <text:p text:style-name="P3"><text:span text:style-name="T2">Jos käytät verkkopalveluita tai omatoimikirjastoa,<text:line-break/>tarvitset salasanan.<text:line-break/>Salasanan saat kirjaston henkilökunnalta.<text:line-break/>Kun tulet hakemaan salasanaa,<text:line-break/>ota mukaan henkilöllisyystodistus.</text:span></text:p>
        </text:list-item>
        <text:list-item>
          <text:p text:style-name="P3"><text:span text:style-name="T2">Olet vastuussa omasta kirjastokortistasi<text:line-break/>ja aineistosta, joka on lainattu kortillasi.<text:line-break/>Sama vastuu koskee myös <text:line-break/>käyttäjätunnusta ja salasanaa.</text:span></text:p>
        </text:list-item>
        <text:list-item>
          <text:p text:style-name="P3"><text:span text:style-name="T2">Muista ilmoittaa kirjastoon,<text:line-break/>jos osoitteesi tai muu yhteystietosi muuttuu.</text:span></text:p>
        </text:list-item>
        <text:list-item>
          <text:p text:style-name="P3"><text:span text:style-name="T2">Jos korttisi katoaa,<text:line-break/>ilmoita siitä heti kirjastoon.<text:line-break/>Kun teet ilmoituksen,<text:line-break/>et ole enää vastuussa,<text:line-break/>jos joku muu käyttää korttiasi.</text:span></text:p>
        </text:list-item>
      </text:list>
      <text:p text:style-name="Standard"><text:span text:style-name="T3">Lainaus</text:span></text:p>
      <text:list xml:id="list224427713786143" text:continue-numbering="true" text:style-name="WWNum6">
        <text:list-item>
          <text:p text:style-name="P3"><text:span text:style-name="T6">Voit lainata aineistoja Lapin kirjaston <text:line-break/>voimassa olevalla kirjastokortilla.</text:span><text:span text:style-name="T2"><text:line-break/>Kortti voi olla myös sähköinen.</text:span></text:p>
        </text:list-item>
        <text:list-item>
          <text:p text:style-name="P3"><text:span text:style-name="T2">Sinulla voi olla enintään 100 lainaa kerrallaan.<text:line-break/>Esimerkiksi DVD-levyillä tai lehdillä<text:line-break/>lainojen enimmäismäärä voi olla pienempi.</text:span></text:p>
        </text:list-item>
        <text:list-item>
          <text:p text:style-name="P3"><text:span text:style-name="T2">Voit uusia lainan 5 kertaa,<text:line-break/>jos joku toinen ei ole varannut samaa aineistoa<text:line-break/>tai jos sinulla ei ole lainauskieltoa.<text:line-break/>Uusimisessa voi olla myös muita rajoituksia.<text:line-break/>Tarkat laina-ajat ovat käyttösääntöjen liitteessä.<text:line-break/>Voit lainata aineistoa myös muista kirjastoista.<text:line-break/>Näiden kaukolainojen laina-ajat ja maksut <text:line-break/>määrää se kirjasto, josta aineisto on lainattu.</text:span></text:p>
        </text:list-item>
        <text:list-item>
          <text:p text:style-name="P3"><text:span text:style-name="T2">Elokuvien ja pelien lainoissa noudatetaan ikärajoja.<text:line-break/>Ikärajat on määrännyt KAVI,<text:line-break/>Kansallinen audiovisuaalinen instituutti.<text:line-break/>Lisätietoa ikärajoista on KAVIn sivuilla (</text:span><text:a xlink:type="simple" xlink:href="http://www.ikarajat.fi" text:style-name="Standard" text:visited-style-name="Standard"><text:span text:style-name="T7">www.ikarajat.fi</text:span></text:a><text:span text:style-name="T2">).</text:span></text:p>
        </text:list-item>
      </text:list>
      <text:p text:style-name="Standard"><text:span text:style-name="T3">Palautus</text:span></text:p>
      <text:list xml:id="list3344955315" text:style-name="WWNum7">
        <text:list-item>
          <text:p text:style-name="P4"><text:span text:style-name="T2">Palauta lainasi viimeistään eräpäivänä.<text:line-break/>Voit palauttaa lainan eräpäivänä kirjastoon<text:line-break/>siihen asti, kun kirjasto suljetaan.<text:line-break/>Verkkokirjastossa laina-aika päättyy kello 24.00.</text:span></text:p>
        </text:list-item>
        <text:list-item>
          <text:p text:style-name="P4"><text:span text:style-name="T2">Voit palauttaa lainasi myös palautusluukkuun.<text:line-break/>Kirjasto ei kuitenkaan ole vastuussa aineistosta,<text:line-break/>joka on palautettu luukkuun.<text:line-break/>Voit palauttaa aineiston luukkuun <text:line-break/>myös silloin, kun kirjasto on kiinni.<text:line-break/>Palautus kirjataan kuitenkin vasta,<text:line-break/>kun kirjasto on taas auki.</text:span></text:p>
        </text:list-item>
        <text:list-item>
          <text:p text:style-name="P4"><text:span text:style-name="T2">Esineet pitää palauttaa siihen kirjastoon,<text:line-break/>josta ne on lainattu.<text:line-break/>Muun aineiston voit palauttaa<text:line-break/>mihin tahansa Lapin kirjastoon.</text:span></text:p>
        </text:list-item>
        <text:list-item>
          <text:p text:style-name="P4"><text:soft-page-break/><text:span text:style-name="T2">Voit tilata sähköpostiisi tiedon,<text:line-break/>että lainojen eräpäivä on lähellä.<text:line-break/>Olet kuitenkin aina itse vastuussa siitä,<text:line-break/>että palautat lainasi ajoissa.</text:span></text:p>
        </text:list-item>
      </text:list>
      <text:p text:style-name="Standard"><text:span text:style-name="T3">Varaus</text:span></text:p>
      <text:list xml:id="list4216223776" text:style-name="WWNum8">
        <text:list-item>
          <text:p text:style-name="P5"><text:span text:style-name="T2">Voit varata aineistoa kirjastossa tai verkkokirjastossa.<text:line-break/>Aineiston varaaminen on ilmaista.</text:span></text:p>
        </text:list-item>
        <text:list-item>
          <text:p text:style-name="P5"><text:span text:style-name="T2">Kun varaus on saapunut kirjastoon,<text:line-break/>saat saapumisilmoituksen.<text:line-break/>Ilmoituksessa kerrotaan,<text:line-break/>mihin mennessä aineisto pitää noutaa.</text:span></text:p>
        </text:list-item>
        <text:list-item>
          <text:p text:style-name="P5"><text:span text:style-name="T2">Voit perua varauksen siihen asti,<text:line-break/>kun kirjasto lähettää saapumisilmoituksen.</text:span></text:p>
        </text:list-item>
      </text:list>
      <text:p text:style-name="Standard"><text:span text:style-name="T3">Maksut</text:span></text:p>
      <text:list xml:id="list224428123112835" text:continue-numbering="true" text:style-name="WWNum8">
        <text:list-item>
          <text:p text:style-name="P5"><text:span text:style-name="T2">Kaikissa kirjastoissa ilmaista on</text:span></text:p>
        </text:list-item>
      </text:list>
      <text:list xml:id="list3262245045" text:style-name="WWNum9">
        <text:list-item>
          <text:p text:style-name="P6"><text:span text:style-name="T2">kirjaston omien aineistojen käyttö, <text:line-break/>lainaaminen ja varaaminen</text:span></text:p>
        </text:list-item>
        <text:list-item>
          <text:p text:style-name="P6"><text:span text:style-name="T2">neuvonta ja tietopalvelu.</text:span></text:p>
        </text:list-item>
      </text:list>
      <text:list xml:id="list224426824415234" text:continue-list="list224428123112835" text:style-name="WWNum8">
        <text:list-item>
          <text:p text:style-name="P5"><text:span text:style-name="T2">Maksullista voi olla</text:span></text:p>
        </text:list-item>
      </text:list>
      <text:list xml:id="list2419802218" text:style-name="WWNum10">
        <text:list-item>
          <text:p text:style-name="P7"><text:span text:style-name="T2">kirjastokortin uusiminen</text:span></text:p>
        </text:list-item>
        <text:list-item>
          <text:p text:style-name="P7"><text:span text:style-name="T2">kopiointi ja tulostus</text:span></text:p>
        </text:list-item>
        <text:list-item>
          <text:p text:style-name="P7"><text:span text:style-name="T2">kaukolainaus toisesta kirjastosta</text:span></text:p>
        </text:list-item>
        <text:list-item>
          <text:p text:style-name="P7"><text:span text:style-name="T2">tilojen ja laitteiden varaaminen.</text:span></text:p>
        </text:list-item>
      </text:list>
      <text:list xml:id="list224428247370501" text:continue-list="list224426824415234" text:style-name="WWNum8">
        <text:list-item>
          <text:p text:style-name="P5"><text:span text:style-name="T2">Jos et nouda varaamaasi aineistoa,<text:line-break/>sinulta peritään maksu.<text:line-break/>Maksu peritään, <text:line-break/>vaikka et olisi saanut saapumisilmoitusta.</text:span></text:p>
        </text:list-item>
        <text:list-item>
          <text:p text:style-name="P5"><text:span text:style-name="T2">Jos et palauta lainaa eräpäivään mennessä,<text:line-break/>voit joutua maksamaan myöhästymismaksun.<text:line-break/>Jos lainasi on myöhässä,<text:line-break/>lähetämme kaksi muistutusta.<text:line-break/>Myös muistutuksista peritään maksu.<text:line-break/>Jos et palauta lainoja muistutuksien jälkeen,<text:line-break/>sinulle lähetetään lasku aineistosta.<text:line-break/>Kirjasto laskuttaa huoltajalta <text:line-break/>alle 15-vuotiaan lainat, joita ei ole palautettu.<text:line-break/>Sama koskee niiden henkilöiden lainoja,<text:line-break/>joille on määrätty huoltaja.</text:span></text:p>
        </text:list-item>
        <text:list-item>
          <text:p text:style-name="P5"><text:span text:style-name="T2">Jos lasku jää maksamatta,<text:line-break/>asia siirtyy perintätoimistolle,<text:line-break/>joka perii maksun aineistosta.<text:line-break/>Sen jälkeen lainaa ei voi enää palauttaa kirjastoon.<text:line-break/>Laskuun lisätään myös perintäkulut.<text:line-break/>Jos laskua ei makseta,<text:line-break/>kirjasto saa viedä laskun oikeuteen.<text:line-break/>Asia käsitellään kirjaston kotipaikan <text:line-break/>käräjäoikeudessa.</text:span></text:p>
        </text:list-item>
      </text:list>
      <text:p text:style-name="Standard"><text:span text:style-name="T3">Aineiston korvaaminen</text:span></text:p>
      <text:list xml:id="list2974382494" text:style-name="WWNum11">
        <text:list-item>
          <text:p text:style-name="P8"><text:span text:style-name="T2">Käsittele lainojasi huolellisesti.</text:span></text:p>
        </text:list-item>
      </text:list>
      <text:p text:style-name="List_20_Paragraph"><text:span text:style-name="T2">Jos kirjaston aineisto rikkoutuu tai katoaa,<text:line-break/>joudut korvaamaan aineiston.<text:line-break/>Sinun pitää hankkia kirjastolle <text:line-break/>samanlainen kappale tai maksaa <text:line-break/>korvaushinta, jonka kirjasto määrää.<text:line-break/>Tätä korvaushintaa ei palauteta,<text:line-break/>vaikka esimerkiksi kadonnut laina<text:line-break/>löytyisi myöhemmin.</text:span></text:p>
      <text:list xml:id="list224427431385476" text:continue-numbering="true" text:style-name="WWNum11">
        <text:list-item>
          <text:p text:style-name="P8"><text:span text:style-name="T2">Videoilla, DVD-levyillä ja Blu-ray-levyillä<text:line-break/>on jokaisella oma tekijänoikeusmaksu.<text:line-break/>Siksi niitä ei voi korvata toisella kappaleella,<text:line-break/>vaan niistä on maksettava aina korvausmaksu.</text:span></text:p>
        </text:list-item>
        <text:list-item>
          <text:p text:style-name="P8"><text:soft-page-break/><text:span text:style-name="T2">Kirjasto ei ole vastuussa,<text:line-break/>jos laitteesi rikkoutuvat,<text:line-break/>kun käytät kirjaston aineistoa.</text:span></text:p>
        </text:list-item>
      </text:list>
      <text:p text:style-name="Standard"><text:span text:style-name="T3">Omatoimikäyttö</text:span></text:p>
      <text:list xml:id="list2615664901" text:style-name="WWNum12">
        <text:list-item>
          <text:p text:style-name="P9"><text:span text:style-name="T2">Voit käydä omatoimikirjastossa <text:line-break/>ja omatoimilehtisalissa muulloinkin <text:line-break/>kuin kirjaston aukioloaikoina.</text:span></text:p>
        </text:list-item>
        <text:list-item>
          <text:p text:style-name="P9"><text:span text:style-name="T2">Omatoimikäyttöä koskevat samat säännöt<text:line-break/>kuin muutakin kirjaston käyttöä.<text:line-break/>Kunnilla voi olla myös omia käyttösääntöjä.<text:line-break/></text:span><text:span text:style-name="T8">Omatoimikäytännön säännöt ovat<text:line-break/>Lapin kirjaston verkkosivuilla.</text:span></text:p>
        </text:list-item>
        <text:list-item>
          <text:p text:style-name="P9"><text:span text:style-name="T2">Jos rikot sääntöjä, menetät<text:line-break/>oikeuden omatoimikäyttöön.<text:line-break/>Jos tunnuksillasi tulee sisään muita henkilöitä,<text:line-break/>olet vastuussa myös vahingoista,<text:line-break/>joita he mahdollisesti aiheuttavat.</text:span></text:p>
        </text:list-item>
      </text:list>
      <text:p text:style-name="Standard"><text:span text:style-name="T3">Lainausoikeuden menetys</text:span></text:p>
      <text:list xml:id="list355879257" text:style-name="WWNum13">
        <text:list-item>
          <text:p text:style-name="P10"><text:span text:style-name="T2">Jos sinulla on maksuja yli 10 euroa,<text:line-break/>et saa enää lainata kirjastoista.<text:line-break/>Tämä lainauskielto päättyy heti,<text:line-break/>kun palautat myöhässä olevat lainat<text:line-break/>ja maksat velkasi.</text:span></text:p>
        </text:list-item>
        <text:list-item>
          <text:p text:style-name="P10"><text:span text:style-name="T2">Yli 10 euron velka pitää maksaa kerralla.</text:span></text:p>
        </text:list-item>
      </text:list>
      <text:p text:style-name="Standard"><text:span text:style-name="T3">Käyttöoikeuden menetys</text:span></text:p>
      <text:list xml:id="list1115147436" text:style-name="WWNum14">
        <text:list-item>
          <text:p text:style-name="P11"><text:span text:style-name="T2">Kirjasto on kaikkien yhteinen tila.<text:line-break/>Jotta kaikki viihtyisivät kirjastossa,<text:line-break/>täytyy kirjaston sääntöjä noudattaa.<text:line-break/>Kirjastossa pitää myös käyttäytyä niin,<text:line-break/>että ei häiritse muita.</text:span></text:p>
        </text:list-item>
        <text:list-item>
          <text:p text:style-name="P11"><text:span text:style-name="T2">Henkilökunta saa poistaa asiakkaan,<text:line-break/>joka käyttäytyy häiritsevästi.<text:line-break/>Sääntöjen rikkoja voi myös menettää<text:line-break/>oikeuden käyttää kirjastoa.</text:span></text:p>
        </text:list-item>
        <text:list-item>
          <text:p text:style-name="P11"><text:span text:style-name="T2">Käyttökiellon voi määrätä kunkin kirjaston johtaja.<text:line-break/>Käyttökielto voi kestää 1–30 päivää.<text:line-break/>Kielto voidaan antaa suullisesti tai kirjallisesti.<text:line-break/>Ennen kuin kielto annetaan,<text:line-break/>kiellon saajalla on oikeus kertoa <text:line-break/>oma mielipiteensä asiasta.</text:span></text:p>
        </text:list-item>
      </text:list>
      <text:p text:style-name="Standard"><text:span text:style-name="T3">Tietosuoja</text:span></text:p>
      <text:list xml:id="list1633074068" text:style-name="WWNum15">
        <text:list-item>
          <text:p text:style-name="P12"><text:span text:style-name="T2">Lapin kirjastoilla on yhteinen asiakasrekisteri.<text:line-break/>Rekisteriä käytetään vain lainausten valvontaan.<text:line-break/>Rekisterin tietoja ei anneta kenellekään muulle.<text:line-break/>Tiedot on suojattu, ja niitä voi katsoa <text:line-break/>vain henkilö, jolla on siihen oikeus.</text:span></text:p>
        </text:list-item>
        <text:list-item>
          <text:p text:style-name="P12"><text:span text:style-name="T2">Sinulla on oikeus tietää,<text:line-break/>mitä tietoja sinusta on tallennettu<text:line-break/>ja mihin tiedot on tallennettu.<text:line-break/>Jos henkilötiedoissasi on virhe,<text:line-break/>sinulla on oikeus vaatia, että virhe korjataan.</text:span></text:p>
        </text:list-item>
        <text:list-item>
          <text:p text:style-name="P12"><text:span text:style-name="T2">EU-maissa on laki tietosuojasta.<text:line-break/>Laissa määrätään, että rekisterin pitäjän<text:line-break/>täytyy kertoa asiakkaille rekisterin tietosuojasta.<text:line-break/>Tietosuojan selosteet löytyvät<text:line-break/>kirjastojen verkkosivuilta<text:line-break/>sekä kaikista kirjastoista.</text:span></text:p>
        </text:list-item>
      </text:list>
      <text:p text:style-name="P15"/>
      <text:p text:style-name="Standard"><text:span text:style-name="T2">Lapin kirjaston johtoryhmä<text:line-break/>on vahvistanut nämä käyttösäännöt 15.11.2019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i" fo:country="FI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fi" fo:country="FI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in_20_teksti_20_Char" style:display-name="Kommentin teksti Char" style:family="text" style:parent-style-name="Default_20_Paragraph_20_Font">
      <style:text-properties fo:font-size="10pt" style:font-size-asian="10pt" style:font-size-complex="10pt"/>
    </style:style>
    <style:style style:name="Kommentin_20_otsikko_20_Char" style:display-name="Kommentin otsikko Char" style:family="text" style:parent-style-name="Kommentin_20_teksti_20_Char">
      <style:text-properties fo:font-size="10pt" fo:font-weight="bold" style:font-size-asian="10pt" style:font-weight-asian="bold" style:font-size-complex="10pt" style:font-weight-complex="bold"/>
    </style:style>
    <style:style style:name="Seliteteksti_20_Char" style:display-name="Seliteteksti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5" text:bullet-char="o">
        <style:list-level-properties text:list-level-position-and-space-mode="label-alignment">
          <style:list-level-label-alignment text:label-followed-by="listtab" fo:text-indent="-0.635cm" fo:margin-left="3.57cm"/>
        </style:list-level-properties>
        <style:text-properties style:font-name="Courier New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fo:text-indent="-0.635cm" fo:margin-left="4.8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38cm"/>
        </style:list-level-properties>
        <style:text-properties style:font-name="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fo:text-indent="-0.635cm" fo:margin-left="8.6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9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19cm"/>
        </style:list-level-properties>
        <style:text-properties style:font-name="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fo:text-indent="-0.635cm" fo:margin-left="12.4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9" text:bullet-char="o">
        <style:list-level-properties text:list-level-position-and-space-mode="label-alignment">
          <style:list-level-label-alignment text:label-followed-by="listtab" fo:text-indent="-0.635cm" fo:margin-left="3.57cm"/>
        </style:list-level-properties>
        <style:text-properties style:font-name="Courier New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4.8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38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8.6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9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19cm"/>
        </style:list-level-properties>
        <style:text-properties style:font-name="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2.4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uovi Mutanen</meta:initial-creator>
    <dc:creator>Petter Morottaja</dc:creator>
    <meta:editing-cycles>4</meta:editing-cycles>
    <meta:creation-date>2019-11-21T14:32:00</meta:creation-date>
    <dc:date>2019-11-21T14:42:00</dc:date>
    <meta:editing-duration>PT10M</meta:editing-duration>
    <meta:generator>LibreOffice/6.4.6.2$Linux_X86_64 LibreOffice_project/40$Build-2</meta:generator>
    <meta:document-statistic meta:table-count="0" meta:image-count="0" meta:object-count="0" meta:page-count="5" meta:paragraph-count="97" meta:word-count="1013" meta:character-count="7739" meta:non-whitespace-character-count="68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